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Heading1" style:family="paragraph">
      <style:paragraph-properties fo:break-before="page"/>
    </style:style>
    <style:style style:name="T55" style:parent-style-name="DefaultParagraphFont" style:family="text">
      <style:text-properties fo:language="fr" fo:country="FR"/>
    </style:style>
    <style:style style:name="P56" style:parent-style-name="Code" style:family="paragraph">
      <style:text-properties fo:language="fr" fo:country="FR"/>
    </style:style>
    <style:style style:name="P57" style:parent-style-name="Code" style:family="paragraph">
      <style:text-properties fo:language="fr" fo:country="FR"/>
    </style:style>
    <style:style style:name="P58" style:parent-style-name="Code" style:family="paragraph">
      <style:text-properties fo:language="fr" fo:country="FR"/>
    </style:style>
    <style:style style:name="T59" style:parent-style-name="DefaultParagraphFont" style:family="text">
      <style:text-properties fo:language="fr" fo:country="FR"/>
    </style:style>
    <style:style style:name="P60" style:parent-style-name="Code" style:family="paragraph">
      <style:text-properties fo:language="fr" fo:country="FR"/>
    </style:style>
    <style:style style:name="P61" style:parent-style-name="Code" style:family="paragraph">
      <style:text-properties fo:language="fr" fo:country="FR"/>
    </style:style>
    <style:style style:name="P62" style:parent-style-name="Code" style:family="paragraph">
      <style:text-properties fo:language="fr" fo:country="FR"/>
    </style:style>
    <style:style style:name="P63" style:parent-style-name="Code" style:family="paragraph">
      <style:text-properties fo:language="fr" fo:country="FR"/>
    </style:style>
    <style:style style:name="P64" style:parent-style-name="Code" style:family="paragraph">
      <style:text-properties fo:language="fr" fo:country="FR"/>
    </style:style>
    <style:style style:name="P65" style:parent-style-name="Code" style:family="paragraph">
      <style:text-properties fo:language="fr" fo:country="FR"/>
    </style:style>
    <style:style style:name="P66" style:parent-style-name="Code" style:family="paragraph">
      <style:text-properties fo:language="fr" fo:country="FR"/>
    </style:style>
    <style:style style:name="P67" style:parent-style-name="Code" style:family="paragraph">
      <style:text-properties fo:language="fr" fo:country="FR"/>
    </style:style>
    <style:style style:name="P68" style:parent-style-name="Code" style:family="paragraph">
      <style:text-properties fo:language="fr" fo:country="FR"/>
    </style:style>
    <style:style style:name="P69" style:parent-style-name="Code" style:family="paragraph">
      <style:text-properties fo:language="fr" fo:country="FR"/>
    </style:style>
    <style:style style:name="P70" style:parent-style-name="Code" style:family="paragraph">
      <style:text-properties fo:language="fr" fo:country="FR"/>
    </style:style>
    <style:style style:name="P71" style:parent-style-name="Normal" style:family="paragraph">
      <style:paragraph-properties fo:break-before="page" fo:text-align="start"/>
    </style:style>
    <style:style style:name="T72" style:parent-style-name="DefaultParagraphFont" style:family="text">
      <style:text-properties fo:language="fr" fo:country="FR"/>
    </style:style>
    <style:style style:name="P73" style:parent-style-name="ListParagraph" style:family="paragraph"/>
    <style:style style:name="P74" style:parent-style-name="ListParagraph" style:family="paragraph"/>
    <style:style style:name="P75" style:parent-style-name="ListParagraph" style:family="paragraph"/>
    <style:style style:name="P76" style:parent-style-name="Normal" style:family="paragraph">
      <style:text-properties fo:language="fr" fo:country="FR"/>
    </style:style>
    <style:style style:name="P77" style:parent-style-name="Normal" style:family="paragraph">
      <style:text-properties fo:language="fr" fo:country="FR"/>
    </style:style>
  </office:automatic-styles>
  <office:body>
    <office:text text:use-soft-page-breaks="true">
      <text:p text:style-name="P1">Concept for beta-reading software</text:p>
      <text:p text:style-name="Normal">Current name: binocle</text:p>
      <text:h text:style-name="Heading1" text:outline-level="1">Purpose</text:h>
      <text:p text:style-name="Normal">The software’s purpose is to facilitate the beta reading of texts by their users, by allowing them to <text:s/>comment such text with comments of different types, in a harmonised manner.</text:p>
      <text:h text:style-name="Heading1" text:outline-level="1">Reviewable content</text:h>
      <text:p text:style-name="Normal">Binocle should allow users to read a text or a set of linked texts, called a “Book”, which can be constituted of multiple “Chapters”.</text:p>
      <text:h text:style-name="Heading2" text:outline-level="2">Book</text:h>
      <text:p text:style-name="Normal">Each book can hold its own review nomenclature (see below), and possess the following fields:</text:p>
      <text:list text:style-name="LFO1" text:continue-numbering="true">
        <text:list-item>
          <text:p text:style-name="P2">Book title, which should be unique among all books. This is the only mandatory field.</text:p>
        </text:list-item>
        <text:list-item>
          <text:p text:style-name="P3">Book synopsis, quickly describing the story.</text:p>
        </text:list-item>
        <text:list-item>
          <text:p text:style-name="P4">Book description, which can be used to hold multiple descriptions.</text:p>
        </text:list-item>
        <text:list-item>
          <text:p text:style-name="P5">A range of fields to allow for metadata like: author name, author coordinates, source of the book. This range can be extended at will.</text:p>
        </text:list-item>
        <text:list-item>
          <text:p text:style-name="P6">A list of Chapters. The list can be empty.</text:p>
        </text:list-item>
      </text:list>
      <text:p text:style-name="Normal">When a book is created, it has to have a name, which can be automatically generated (ex: “Unnamed book X”).</text:p>
      <text:h text:style-name="Heading2" text:outline-level="2">Chapter</text:h>
      <text:p text:style-name="Normal">A chapter holds any amount of text. Chapters should be named and this name should be unique amongst all chapters of a given book. The text content of a chapter cannot be modified by hand.</text:p>
      <text:h text:style-name="Heading1" text:outline-level="1">Review nomenclature</text:h>
      <text:p text:style-name="Normal">A Review Nomenclature, also called Legend Configuration, is a set of type of comments that are available to the users to qualify each comments they insert.</text:p>
      <text:p text:style-name="Normal">A basic nomenclature should be available to the user:</text:p>
      <text:list text:style-name="LFO2" text:continue-numbering="true">
        <text:list-item>
          <text:p text:style-name="P7">TODO describe basic nomenclature</text:p>
        </text:list-item>
      </text:list>
      <text:p text:style-name="Normal">Each nomenclature should possess a name which is unique amongst all nomenclatures and all nomenclature should be available for all reviews.</text:p>
      <text:p text:style-name="Normal">A nomenclature is made of a list of review (or comment) types. Each comment type is composed of the following:</text:p>
      <text:list text:style-name="LFO2" text:continue-numbering="true">
        <text:list-item>
          <text:p text:style-name="P8">Name, unique in the same nomenclature which should evoke the type of comment. The name is mandatory.</text:p>
        </text:list-item>
        <text:list-item>
          <text:p text:style-name="P9">Description, to describe what this type is about.</text:p>
        </text:list-item>
        <text:list-item>
          <text:p text:style-name="P10">The different fields that can characterise it with an association field name =&gt; field description.</text:p>
          <text:list text:continue-numbering="true">
            <text:list-item>
              <text:p text:style-name="P11">All review types shall possess the default field “value” for the content of a comment.</text:p>
            </text:list-item>
          </text:list>
        </text:list-item>
        <text:list-item>
          <text:p text:style-name="P12">A list of CSS styles to apply to the type when reviewing or exporting.</text:p>
        </text:list-item>
      </text:list>
      <text:soft-page-break/>
      <text:p text:style-name="Normal">A predefined comment type shall exist by default in the software, called “Orphan comment”. It possess no fields and no styling.</text:p>
      <text:h text:style-name="Heading2" text:outline-level="2">Review nomenclature creation &amp; maintenance</text:h>
      <text:p text:style-name="Normal">A user should be able to create their own nomenclature by defining comment types as described previously.</text:p>
      <text:p text:style-name="Normal">An editor should be made available for this purpose.</text:p>
      <text:p text:style-name="Normal">Users should also be able to edit already existing nomenclatures, delete them or duplicate them. The newly duplicated nomenclature shall be renamed by default to a similar name of the original nomenclature, slightly changed or with a number appended to make it unique.</text:p>
      <text:p text:style-name="Normal">Same operations are available for the comment types: they can be created, edited and deleted. A deleted comment type will set all comments of the current review to the “Orphan” type.</text:p>
      <text:h text:style-name="Heading2" text:outline-level="2">Review nomenclature switch</text:h>
      <text:p text:style-name="Normal">A user should be able to change the nomenclature of a reviewable content to another existing one, changing the type of the comments already present on the content.</text:p>
      <text:p text:style-name="Normal">For this operation, the user will select the new nomenclature and will proceed to match comment type from the old nomenclature to one from the new nomenclature. Then will proceed to match the different fields to one another, similar to previously described operation.</text:p>
      <text:p text:style-name="Normal">Once the matching has been made, the software shall transfer the values of the matched fields.</text:p>
      <text:p text:style-name="Normal">Any comment which was not matched will inherit the comment type “Orphan” and lose all its fields and styling, but not its content or references.</text:p>
      <text:h text:style-name="Heading1" text:outline-level="1">User interface &amp; interactions</text:h>
      <text:p text:style-name="Normal">The software interface should maintain a clean aspect focused on readability and interactivity.</text:p>
      <text:p text:style-name="Normal">The interface should be split in three panels with a menu.</text:p>
      <text:p text:style-name="Normal">The first one on the left should list the current book and its chapters. Clicking on a chapter will affect the other two panels.</text:p>
      <text:p text:style-name="Normal">Second panel, in the middle will display the current chapter’s content.</text:p>
      <text:p text:style-name="Normal">The third panel, on the right, should display vertically all the current chapter’s comments to date ordered by appearance in the text.</text:p>
      <text:p text:style-name="Normal">Each panel should be independently scrollable, but the user can switch on a “linked scroll” feature, where scrolling the text triggers automatic scrolling on the comment panel to display the comments that are located on the current portion of the text.</text:p>
      <text:p text:style-name="Normal">While scrolling, all comments should display only an extract of the comment to allow for better readability.</text:p>
      <text:h text:style-name="Heading2" text:outline-level="2">Create new book</text:h>
      <text:p text:style-name="Normal">The user shall be able to create a new book where they will fill and create the fields and metadata of the book. During this operation, the user can select a nomenclature.</text:p>
      <text:soft-page-break/>
      <text:h text:style-name="Heading2" text:outline-level="2">Create/import new chapter</text:h>
      <text:p text:style-name="Normal">The user shall be able to create a new empty chapter from scratch by just providing the chapter name. A default chapter name will be provided but the user can change it. The user will be able to provide the text of the chapter either by typing it or by loading a text file which has its content.</text:p>
      <text:p text:style-name="Normal">Once entered, the chapter’s text cannot be changed (for now).</text:p>
      <text:h text:style-name="Heading2" text:outline-level="2">Commenting</text:h>
      <text:p text:style-name="Normal">For each chapter of a book, the user shall be able to create, edit or delete comments.</text:p>
      <text:p text:style-name="Normal">To create a comment, the user should be able to simply select a portion of the text and click on an icon, which will open a dialog (either separate or integrated to the UI) where the user will select a nomenclature and then proceed on filling its fields.</text:p>
      <text:p text:style-name="Normal">Hovering above a comment shall also display three icons next to it which allows for the following interactions:</text:p>
      <text:list text:style-name="LFO3" text:continue-numbering="true">
        <text:list-item>
          <text:p text:style-name="P13">Edit: pressing this icon will allow to modify any field of the comment. The range of the comment can also be reselected with this feature.</text:p>
        </text:list-item>
        <text:list-item>
          <text:p text:style-name="P14">Delete: pressing this icon will simply delete the comment</text:p>
        </text:list-item>
        <text:list-item>
          <text:p text:style-name="P15">Locate: allows to locate the current comment in the text, which will make the text scroll to the current position of the comment in it. Linked scrolling is not disabled while locating a comment but should not produce any interference.</text:p>
        </text:list-item>
      </text:list>
      <text:p text:style-name="Normal">Ideally, editing a comment should happen in line in the box of the comment on the right panel, but it could be done in a specific dialog.</text:p>
      <text:p text:style-name="Normal">Clicking on a comment should centre the text on the concerned portion along with the same interactions and effects as hovering. It shall also allow the user to display the full content of the comment by extending the comment box.</text:p>
      <text:p text:style-name="Normal">Hovering or clicking a comment box should show a visual link (line, lines or cone) [super fancy mode] to the portion of the text (called “range”) concerned by this comment.</text:p>
      <text:p text:style-name="Normal">If the comment’s type has a font colour, then the box of the comment and the link line should possess the colour of the font.</text:p>
      <text:p text:style-name="Normal">Ideally, the text in the central part of the software should display the styling of the comments on the text.</text:p>
      <text:h text:style-name="Heading2" text:outline-level="2">Software menu</text:h>
      <text:p text:style-name="Normal">The software menu shall give access to the following features described throughout this document:</text:p>
      <text:list text:style-name="LFO4" text:continue-numbering="true">
        <text:list-item>
          <text:p text:style-name="P16">File menu</text:p>
          <text:list text:continue-numbering="true">
            <text:list-item>
              <text:p text:style-name="P17">Open</text:p>
            </text:list-item>
            <text:list-item>
              <text:p text:style-name="P18">Save</text:p>
            </text:list-item>
            <text:list-item>
              <text:p text:style-name="P19">Save as</text:p>
            </text:list-item>
            <text:list-item>
              <text:p text:style-name="P20">Import</text:p>
            </text:list-item>
            <text:list-item>
              <text:p text:style-name="P21">Export (structural)</text:p>
            </text:list-item>
            <text:list-item>
              <text:p text:style-name="P22">Render</text:p>
            </text:list-item>
            <text:list-item>
              <text:p text:style-name="P23">Exit: exits the software. If any review is not saved, will prompt for confirmation.</text:p>
            </text:list-item>
          </text:list>
        </text:list-item>
        <text:list-item>
          <text:p text:style-name="P24">Review</text:p>
          <text:list text:continue-numbering="true">
            <text:list-item>
              <text:p text:style-name="P25">New…</text:p>
              <text:soft-page-break/>
              <text:list text:continue-numbering="true">
                <text:list-item>
                  <text:p text:style-name="P26">Book</text:p>
                </text:list-item>
                <text:list-item>
                  <text:p text:style-name="P27">Chapter</text:p>
                </text:list-item>
                <text:list-item>
                  <text:p text:style-name="P28">Chapter from file</text:p>
                </text:list-item>
              </text:list>
            </text:list-item>
          </text:list>
        </text:list-item>
        <text:list-item>
          <text:p text:style-name="P29">Settings</text:p>
          <text:list text:continue-numbering="true">
            <text:list-item>
              <text:p text:style-name="P30">Settings</text:p>
            </text:list-item>
          </text:list>
        </text:list-item>
        <text:list-item>
          <text:p text:style-name="P31">Help</text:p>
          <text:list text:continue-numbering="true">
            <text:list-item>
              <text:p text:style-name="P32">Home: leads to the github project.</text:p>
            </text:list-item>
            <text:list-item>
              <text:p text:style-name="P33">Documentation: leads to the github wiki.</text:p>
            </text:list-item>
            <text:list-item>
              <text:p text:style-name="P34">About: displays a small information dialog.</text:p>
            </text:list-item>
          </text:list>
        </text:list-item>
      </text:list>
      <text:h text:style-name="Heading1" text:outline-level="1">Software file operations</text:h>
      <text:p text:style-name="Normal">The software shall allow the users to provide the following interactions with external files.</text:p>
      <text:h text:style-name="Heading2" text:outline-level="2">Save</text:h>
      <text:p text:style-name="Normal">The software shall incorporate a Save feature which can save the current state of a review for a given book. The said save will have the following data:</text:p>
      <text:list text:style-name="LFO5" text:continue-numbering="true">
        <text:list-item>
          <text:p text:style-name="P35">Current book with all its data.</text:p>
        </text:list-item>
        <text:list-item>
          <text:p text:style-name="P36">All chapters belonging to that book with their data.</text:p>
        </text:list-item>
        <text:list-item>
          <text:p text:style-name="P37">Current review nomenclature for the book.</text:p>
        </text:list-item>
        <text:list-item>
          <text:p text:style-name="P38">All comments associated to the book and its chapters.</text:p>
        </text:list-item>
      </text:list>
      <text:p text:style-name="Normal">The content of the saved file shall not be human readable, and the resulting file shall possess the extension “.bino”. If the current review is not saved into a file, save will ask the user to chose a file to save to. Otherwise, it will simply overwrite the current save.</text:p>
      <text:p text:style-name="Normal">During the first phase, the save feature will be identical to the “Export to YAML” feature.</text:p>
      <text:h text:style-name="Heading2" text:outline-level="2">Nomenclature save</text:h>
      <text:p text:style-name="Normal">The software shall allow to save all existing nomenclatures to a save file. This save file shall not contain any of the actual reviews (books or chapters). The resulting file should possess the extension “.binom”.</text:p>
      <text:h text:style-name="Heading2" text:outline-level="2">Save as</text:h>
      <text:p text:style-name="Normal">Identical as the Save but always prompts the user for a file.</text:p>
      <text:h text:style-name="Heading2" text:outline-level="2">Open</text:h>
      <text:p text:style-name="Normal">The software shall allow the user to load a saved file, with an extension “bino” or “binom”.</text:p>
      <text:p text:style-name="Normal">During the first phase, the Load feature will be identical to the “Import from YAML”.</text:p>
      <text:h text:style-name="Heading2" text:outline-level="2">Export</text:h>
      <text:p text:style-name="Normal">The software shall allow the export of a book review, specifying which type of export they want to do: Structural or Rendered. For any export, the user can only select one chapter of a book to export.</text:p>
      <text:p text:style-name="Normal">Each type of export will lead to a different dialog where the user can parameter the export (language of choice, templates, location, etc).</text:p>
      <text:h text:style-name="Heading3" text:outline-level="3">Structural export</text:h>
      <text:p text:style-name="Normal">A structural export will create a file with a given structure, to a known structured language.</text:p>
      <text:list text:style-name="LFO6" text:continue-numbering="true">
        <text:list-item>
          <text:p text:style-name="P39">YAML: a YAML file can be exported by following the structure described in<text:s/><text:bookmark-ref text:ref-name="_Ref140375843" text:reference-format="text">Annex A – Exported YAML file format</text:bookmark-ref>.</text:p>
        </text:list-item>
      </text:list>
      <text:soft-page-break/>
      <text:h text:style-name="Heading3" text:outline-level="3">Rendered export</text:h>
      <text:p text:style-name="Normal">A rendered export will export the review into a language that can incorporate styling properties under the form of tags or markdown. For these exports, the user can decide if they want to have the comments at the end of a chapter or after each paragraph of the given chapter.</text:p>
      <text:p text:style-name="Normal">Each comment should be visible in the render as a bottom page/paragraph note and be identifiable easily with an id number in the text and the bottom page or paragraph.</text:p>
      <text:p text:style-name="Normal">Available formats:</text:p>
      <text:list text:style-name="LFO6" text:continue-numbering="true">
        <text:list-item>
          <text:p text:style-name="P40">PhpBB</text:p>
        </text:list-item>
      </text:list>
      <text:h text:style-name="Heading2" text:outline-level="2">Import</text:h>
      <text:p text:style-name="Normal">The software shall allow the import of a book review from the following formats:</text:p>
      <text:list text:style-name="LFO7" text:continue-numbering="true">
        <text:list-item>
          <text:p text:style-name="P41">YAML: the software shall import YAML files that respects the structure described in<text:s/><text:bookmark-ref text:ref-name="_Ref140375843" text:reference-format="text">Annex A – Exported YAML file format</text:bookmark-ref>.</text:p>
        </text:list-item>
      </text:list>
      <text:h text:style-name="Heading1" text:outline-level="1">Software configuration</text:h>
      <text:p text:style-name="Normal">The software shall allow the user to configure it for the following aspects. Any configuration change is only applied once the user confirms so (via an “Apply button” or “Save &amp; close”). Some configuration changes can trigger</text:p>
      <text:h text:style-name="Heading2" text:outline-level="2">Font size</text:h>
      <text:p text:style-name="Normal">In order to facilitate the usage by a vast number of users, the software shall permit the user to set a font size for everything it displays. Those size can be small (font size 10), medium (font size 12) or big (font size 18).</text:p>
      <text:p text:style-name="Normal">Ideally a small preview should be available for the font size.</text:p>
      <text:h text:style-name="Heading2" text:outline-level="2">Language &amp; dictionaries</text:h>
      <text:p text:style-name="Normal">The software should be multi-lingual with a predefined range of languages available to set by the user, called “Language Dictionaries” or “Language Setting”. The pre-defined available dictionaries should be English and French.</text:p>
      <text:p text:style-name="Normal">Users should be able to develop their own dictionaries, that should be easily configurable and editable. Once a user has created a dictionary, a directory of dictionaries should be available, where the software can pick it up and load it as available language.</text:p>
      <text:p text:style-name="Normal">Additional dictionaries can be put into a directory that is parsed by the software.</text:p>
      <text:h text:style-name="Heading2" text:outline-level="2">Colour scheme</text:h>
      <text:p text:style-name="Normal">The user shall be able to set a different colour scheme.</text:p>
      <text:p text:style-name="Normal">Default colour schemes will be “light” and “dark” at the beginning.</text:p>
      <text:h text:style-name="Heading1" text:outline-level="1">Brainstorming &amp; feature ideas</text:h>
      <text:p text:style-name="Normal">Name ideas:<text:s/></text:p>
      <text:list text:style-name="LFO7" text:continue-numbering="true">
        <text:list-item>
          <text:p text:style-name="P42">Brease (Beta REAding SoftwarE)</text:p>
        </text:list-item>
        <text:list-item>
          <text:p text:style-name="P43">Binocle (for the tiny glasses of an avid reader)</text:p>
        </text:list-item>
        <text:list-item>
          <text:p text:style-name="P44">Inkling / Inkler / Encre</text:p>
        </text:list-item>
      </text:list>
      <text:soft-page-break/>
      <text:p text:style-name="Normal">Review version: The software could propose a mean to convert reviews from one version to a newer one.</text:p>
      <text:p text:style-name="Normal">Tabs for books or keep all books into the left panel?</text:p>
      <text:p text:style-name="Normal">Chapters:</text:p>
      <text:list text:style-name="LFO8" text:continue-numbering="true">
        <text:list-item>
          <text:p text:style-name="P45">allowing to reload/update the text. This will cause problems for comments ranges, that will have to be recalculated. One has to find a method to diff the old and new text along the way to recalculate.</text:p>
        </text:list-item>
      </text:list>
      <text:p text:style-name="Normal">Export:</text:p>
      <text:list text:style-name="LFO9" text:continue-numbering="true">
        <text:list-item>
          <text:p text:style-name="P46">Full book review.</text:p>
        </text:list-item>
        <text:list-item>
          <text:p text:style-name="P47">Render templates.</text:p>
        </text:list-item>
        <text:list-item>
          <text:p text:style-name="P48">Possible formats:</text:p>
        </text:list-item>
      </text:list>
      <text:list text:style-name="LFO7" text:continue-numbering="true">
        <text:list-item>
          <text:list>
            <text:list-item>
              <text:p text:style-name="P49">HTML (render)</text:p>
              <text:list text:continue-numbering="true">
                <text:list-item>
                  <text:p text:style-name="P50">Includes javascript for scrolling?</text:p>
                </text:list-item>
              </text:list>
            </text:list-item>
          </text:list>
        </text:list-item>
      </text:list>
      <text:p text:style-name="Normal">Configuration:</text:p>
      <text:list text:style-name="LFO7" text:continue-numbering="true">
        <text:list-item>
          <text:p text:style-name="P51">Font size: allow a slider for more variation.</text:p>
        </text:list-item>
        <text:list-item>
          <text:p text:style-name="P52">Colour scheme ideas: solarized light/dark</text:p>
        </text:list-item>
      </text:list>
      <text:p text:style-name="Normal">Accessibility:</text:p>
      <text:list text:style-name="LFO10" text:continue-numbering="true">
        <text:list-item>
          <text:p text:style-name="P53">For comments (global or specific): add a visual editor.</text:p>
        </text:list-item>
      </text:list>
      <text:h text:style-name="Heading2" text:outline-level="2">Useful links for later</text:h>
      <text:p text:style-name="Normal"><text:a xlink:href="https://docs.oracle.com/javafx/2/ui_controls/tree-view.htm" office:target-frame-name="_top" xlink:show="replace"><text:span text:style-name="Hyperlink">https://docs.oracle.com/javafx/2/ui_controls/tree-view.htm</text:span></text:a></text:p>
      <text:p text:style-name="Normal"><text:a xlink:href="https://www.tutorialspoint.com/how-to-create-a-dialog-in-javafx" office:target-frame-name="_top" xlink:show="replace"><text:span text:style-name="Hyperlink">https://www.tutorialspoint.com/how-to-create-a-dialog-in-javafx</text:span></text:a></text:p>
      <text:p text:style-name="Normal"><text:a xlink:href="https://code.makery.ch/blog/javafx-dialogs-official/" office:target-frame-name="_top" xlink:show="replace"><text:span text:style-name="Hyperlink">https://code.makery.ch/blog/javafx-dialogs-official/</text:span></text:a></text:p>
      <text:p text:style-name="Normal"><text:a xlink:href="https://code.makery.ch/library/javafx-tutorial/part2/" office:target-frame-name="_top" xlink:show="replace"><text:span text:style-name="Hyperlink">https://code.makery.ch/library/javafx-tutorial/part2/</text:span></text:a></text:p>
      <text:p text:style-name="Normal"/>
      <text:p text:style-name="Normal"/>
      <text:h text:style-name="P54" text:outline-level="1"><text:bookmark-start text:name="_Ref140375843"/><text:soft-page-break/>Annex A – Exported YAML file format<text:bookmark-end text:name="_Ref140375843"/></text:h>
      <text:p text:style-name="Code">binocle:</text:p>
      <text:p text:style-name="Code"><text:s text:c="2"/>version: &lt;software version number/version number&gt;</text:p>
      <text:p text:style-name="Code"><text:s text:c="2"/>legend:</text:p>
      <text:p text:style-name="Code"><text:s text:c="4"/>name: &lt;legend name/string&gt;</text:p>
      <text:p text:style-name="Code"><text:s text:c="4"/>types:</text:p>
      <text:p text:style-name="Code"><text:s text:c="8"/>- [type1/review type]</text:p>
      <text:p text:style-name="Code"><text:s text:c="8"/>- [type2/review type]</text:p>
      <text:p text:style-name="Code"><text:s text:c="8"/>- [..]</text:p>
      <text:p text:style-name="Code"><text:s text:c="8"/>- [type n/review type]</text:p>
      <text:p text:style-name="Code"><text:s text:c="4"/>book:</text:p>
      <text:p text:style-name="Code"><text:s text:c="8"/>name: &lt;book name/string&gt;</text:p>
      <text:p text:style-name="Code"><text:s text:c="8"/>synopsis: &gt;</text:p>
      <text:p text:style-name="Code"><text:s text:c="12"/>&lt;book synopsis/long string&gt;</text:p>
      <text:p text:style-name="Code"><text:s text:c="8"/>description: &gt;</text:p>
      <text:p text:style-name="Code"><text:s text:c="12"/>&lt;book description/long string&gt;</text:p>
      <text:p text:style-name="Code"><text:s text:c="8"/>globalComment: &gt;</text:p>
      <text:p text:style-name="Code"><text:s text:c="12"/>&lt;book general comment/long string&gt;</text:p>
      <text:p text:style-name="Code"><text:s text:c="8"/>metadata:</text:p>
      <text:p text:style-name="Code"><text:s text:c="12"/>- author: &lt;author/string&gt;</text:p>
      <text:p text:style-name="Code"><text:s text:c="12"/>- metadata2property: &lt;metadata2value&gt;</text:p>
      <text:p text:style-name="Code"><text:s text:c="12"/><text:span text:style-name="T55">- [..]</text:span></text:p>
      <text:p text:style-name="P56"><text:s text:c="8"/>chapters:</text:p>
      <text:p text:style-name="P57"><text:s text:c="12"/>- [chapter 1/chapter]</text:p>
      <text:p text:style-name="P58"><text:s text:c="12"/>- [chapter 2/chapter]</text:p>
      <text:p text:style-name="Code"><text:span text:style-name="T59"><text:s text:c="12"/></text:span>- [..]</text:p>
      <text:p text:style-name="Code"><text:s text:c="12"/>- [chapter n/chapter]</text:p>
      <text:p text:style-name="Code">---</text:p>
      <text:p text:style-name="Code"># review type</text:p>
      <text:p text:style-name="Code">name: &lt;type-name/string&gt;</text:p>
      <text:p text:style-name="Code">description: &gt;</text:p>
      <text:p text:style-name="Code"><text:s text:c="4"/>&lt;type-description/long string&gt;</text:p>
      <text:p text:style-name="Code">fields:</text:p>
      <text:p text:style-name="Code"><text:s text:c="4"/>- typefield1name: typefield1value</text:p>
      <text:p text:style-name="Code"><text:s text:c="4"/>- typefield2name: typefield2value</text:p>
      <text:p text:style-name="Code"><text:s text:c="4"/>- [..]</text:p>
      <text:p text:style-name="Code"><text:s text:c="4"/>- typefieldnname: typefieldnvalue</text:p>
      <text:p text:style-name="Code">styles:</text:p>
      <text:p text:style-name="Code"><text:s text:c="4"/>- typestyle1property: typestyle1value</text:p>
      <text:p text:style-name="Code"><text:s text:c="4"/>- typestyle2property: typestyle2value</text:p>
      <text:p text:style-name="Code"><text:s text:c="4"/>- [..]</text:p>
      <text:p text:style-name="Code"><text:s text:c="4"/>- typestylenproperty: typestylenvalue</text:p>
      <text:p text:style-name="Code">---</text:p>
      <text:p text:style-name="Code"># chapter</text:p>
      <text:p text:style-name="Code">name: &lt;chapter name/string&gt;</text:p>
      <text:p text:style-name="P60">content: &gt;</text:p>
      <text:p text:style-name="P61"><text:s text:c="4"/>&lt;chapter content/long string&gt;</text:p>
      <text:p text:style-name="P62">globalComment: &gt;</text:p>
      <text:p text:style-name="P63"><text:s text:c="4"/>&lt;chapter general comment/long string&gt;</text:p>
      <text:p text:style-name="P64">comments:</text:p>
      <text:p text:style-name="P65"><text:s text:c="4"/>- [comment 1/comment]</text:p>
      <text:p text:style-name="P66"><text:s text:c="4"/>- [comment 2/comment]</text:p>
      <text:p text:style-name="P67"><text:s text:c="4"/>- [..]</text:p>
      <text:p text:style-name="P68"><text:s text:c="4"/>- [comment n/comment]</text:p>
      <text:p text:style-name="P69">---</text:p>
      <text:p text:style-name="P70"># comment</text:p>
      <text:p text:style-name="Code">type: &lt;review type&gt;</text:p>
      <text:p text:style-name="Code">range: &lt;startIndex/integer&gt;-&lt;endIndex/integer&gt;</text:p>
      <text:p text:style-name="Code">fields:</text:p>
      <text:p text:style-name="Code"><text:s text:c="4"/>- value: &gt;</text:p>
      <text:p text:style-name="Code"><text:s text:c="8"/>&lt;value/long string&gt;</text:p>
      <text:p text:style-name="Code"><text:s text:c="4"/>- field2name: &lt;field2value/string&gt;</text:p>
      <text:p text:style-name="Code"><text:s text:c="4"/>- [..]</text:p>
      <text:p text:style-name="Code"><text:s text:c="4"/>- fieldnname: &lt;fieldnvalue/string&gt;</text:p>
      <text:p text:style-name="P71"/>
      <text:h text:style-name="Heading1" text:outline-level="1">Annex B – Render example</text:h>
      <text:p text:style-name="Normal">General comments:</text:p>
      <text:p text:style-name="Normal">This is not really my type of reading, but you seem to be on a good track!</text:p>
      <text:p text:style-name="Normal">-----</text:p>
      <text:p text:style-name="Normal">[Lorem ipsum dolor sit amet](2), consectetur adipiscing elit. Nulla semper gravida ante at fringilla. Ut cursus tempor ligula, in suscipit ligula consectetur tempor. Etiam vel rutrum nisi. Aliquam rutrum posuere varius.<text:s/><text:span text:style-name="T72">Vivamus eu aliquam libero. [Morbi et nisl non enim bibendum aliquet ac at sapien. Pellentesque habitant morbi tristique senectus](2) et netus et malesuada fames ac turpis egestas. Vivamus accumsan mi metus, non congue elit aliquet et. [Vivamus](3) eget venenatis nulla, in luctus enim. Etiam gravida placerat felis, quis placerat felis ornare ac. Morbi ultrices ligula ut quam pharetra pharetra.</text:span></text:p>
      <text:list text:style-name="LFO11" text:continue-numbering="true">
        <text:list-item>
          <text:p text:style-name="P73">[Style] This is a boring way of starting this text.</text:p>
        </text:list-item>
        <text:list-item>
          <text:p text:style-name="P74">[Coherence]</text:p>
        </text:list-item>
        <text:list-item>
          <text:p text:style-name="P75">[Typo] Vivanus</text:p>
        </text:list-item>
      </text:list>
      <text:p text:style-name="P76">Quisque euismod lobortis lacus, nec aliquet ante ullamcorper eget. Nulla semper pulvinar purus, vitae ultricies est porta eu. Maecenas lacinia, urna at ornare euismod, lorem erat euismod mi, at sodales tellus magna id leo. Nulla maximus sapien sed varius cursus. Aenean mi sem, bibendum et diam eget, facilisis euismod augue. Nullam pulvinar tincidunt ex, a commodo lectus semper id. Quisque ante sem, sagittis at malesuada sit amet, lobortis ut lectus. Nam viverra libero in urna vestibulum varius. Vivamus sit amet dolor nisl. Morbi laoreet quis lacus quis ullamcorper. Vivamus eu semper est. Curabitur eu libero sed elit tincidunt vehicula.<text:s/></text:p>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paragraph-properties fo:text-align="justify"/>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Spacing" style:display-name="No Spacing" style:family="paragraph">
      <style:paragraph-properties fo:text-align="justify" fo:margin-bottom="0in" fo:line-height="100%"/>
      <style:text-properties fo:hyphenate="false"/>
    </style:style>
    <style:style style:name="Code" style:display-name="Code" style:family="paragraph" style:parent-style-name="NoSpacing">
      <style:paragraph-properties fo:background-color="#F2F2F2"/>
      <style:text-properties style:font-name="Consolas" fo:font-size="9pt" style:font-size-asian="9pt" style:font-size-complex="9pt"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NoSpacingChar" style:display-name="No Spacing Char" style:family="text" style:parent-style-name="DefaultParagraphFont"/>
    <style:style style:name="CodeChar" style:display-name="Code Char" style:family="text" style:parent-style-name="NoSpacingChar">
      <style:text-properties style:font-name="Consolas" fo:font-size="9pt" style:font-size-asian="9pt" style:font-size-complex="9pt" fo:background-color="#F2F2F2"/>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text-align="start"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enjoud, Sylvain</meta:initial-creator>
    <dc:creator>Sylvain Domenjoud</dc:creator>
    <meta:creation-date>2023-07-16T01:22:00Z</meta:creation-date>
    <dc:date>2023-07-18T09:54:00Z</dc:date>
    <meta:template xlink:href="Normal.dotm" xlink:type="simple"/>
    <meta:editing-cycles>514</meta:editing-cycles>
    <meta:editing-duration>PT0S</meta:editing-duration>
    <meta:document-statistic meta:page-count="8" meta:paragraph-count="30" meta:word-count="2307" meta:character-count="15427" meta:row-count="109" meta:non-whitespace-character-count="13150"/>
  </office:meta>
</office:document-meta>
</file>